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officeooo:rsid="0009a7a9" officeooo:paragraph-rsid="0009a7a9" style:font-name-complex="Arial" style:language-complex="he" style:country-complex="IL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276bf" officeooo:paragraph-rsid="001276bf" style:font-name-complex="Arial" style:language-complex="he" style:country-complex="IL"/>
    </style:style>
    <style:style style:name="P3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9a7a9" officeooo:paragraph-rsid="0009a7a9" style:font-name-complex="Arial" style:language-complex="he" style:country-complex="IL"/>
    </style:style>
    <style:style style:name="P4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15a66" officeooo:paragraph-rsid="00115a66" style:font-name-complex="Arial" style:language-complex="he" style:country-complex="IL"/>
    </style:style>
    <style:style style:name="P5" style:family="paragraph" style:parent-style-name="Standard">
      <style:paragraph-properties fo:text-align="end" style:justify-single-word="false" style:writing-mode="rl-tb"/>
      <style:text-properties style:text-underline-style="none" officeooo:rsid="0009a7a9" officeooo:paragraph-rsid="0009a7a9" style:font-name-complex="Arial" style:language-complex="he" style:country-complex="IL"/>
    </style:style>
    <style:style style:name="P6" style:family="paragraph" style:parent-style-name="Standard">
      <style:paragraph-properties fo:text-align="end" style:justify-single-word="false" style:writing-mode="rl-tb"/>
      <style:text-properties style:text-underline-style="none" officeooo:rsid="000cc804" officeooo:paragraph-rsid="000cc804" style:font-name-complex="Arial" style:language-complex="he" style:country-complex="IL"/>
    </style:style>
    <style:style style:name="P7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0d8600" style:font-name-complex="Arial" style:language-complex="he" style:country-complex="IL"/>
    </style:style>
    <style:style style:name="P8" style:family="paragraph" style:parent-style-name="Standard">
      <style:paragraph-properties fo:text-align="end" style:justify-single-word="false" style:writing-mode="rl-tb"/>
      <style:text-properties style:text-underline-style="none" officeooo:rsid="000d8600" officeooo:paragraph-rsid="00115a66" style:font-name-complex="Arial" style:language-complex="he" style:country-complex="IL"/>
    </style:style>
    <style:style style:name="P9" style:family="paragraph" style:parent-style-name="Standard">
      <style:paragraph-properties fo:text-align="end" style:justify-single-word="false" style:writing-mode="rl-tb"/>
      <style:text-properties style:text-underline-style="none" officeooo:rsid="00158ceb" officeooo:paragraph-rsid="00158ceb" style:font-name-complex="Arial" style:language-complex="he" style:country-complex="IL"/>
    </style:style>
    <style:style style:name="P10" style:family="paragraph" style:parent-style-name="Standard">
      <style:paragraph-properties fo:text-align="end" style:justify-single-word="false" style:writing-mode="rl-tb"/>
      <style:text-properties style:text-underline-style="none" officeooo:rsid="00158ceb" officeooo:paragraph-rsid="00158ceb" style:font-name-complex="Arial" style:language-complex="he" style:country-complex="IL"/>
    </style:style>
    <style:style style:name="P1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74fde" officeooo:paragraph-rsid="00174fde" style:font-name-complex="Arial" style:language-complex="he" style:country-complex="IL"/>
    </style:style>
    <style:style style:name="P1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18e739" officeooo:paragraph-rsid="0018e739" style:font-name-complex="Arial" style:language-complex="he" style:country-complex="IL"/>
    </style:style>
    <style:style style:name="T1" style:family="text">
      <style:text-properties officeooo:rsid="000b110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e7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הפרויקט המטריף של כפיר</text:p>
      <text:p text:style-name="P1"/>
      <text:p text:style-name="P1">מחשב חובות ועודף במקום לשבת במסעדה או בתכנון של טיול או אירוע, ולהתווכח על כסף.</text:p>
      <text:p text:style-name="P1"><text:s/></text:p>
      <text:p text:style-name="P1"/>
      <text:p text:style-name="P1">מכניסים כמה כל אחד משלם וכמה כסף יש לי</text:p>
      <text:p text:style-name="P1"/>
      <text:p text:style-name="P1">פלט:</text:p>
      <text:p text:style-name="P1">האם יש לקבוצה מספיק כסף לשלם</text:p>
      <text:p text:style-name="P2">כמה עודף כל אחד מקבל</text:p>
      <text:p text:style-name="P1">מי חייב למי</text:p>
      <text:p text:style-name="P1">קיזוזים עם חובות קודמים</text:p>
      <text:p text:style-name="P1"/>
      <text:p text:style-name="P7"/>
      <text:p text:style-name="P7"/>
      <text:p text:style-name="P3">משתמש</text:p>
      <text:p text:style-name="P5">כמה <text:span text:style-name="T1">צריך ל</text:span>שלם:</text:p>
      <text:p text:style-name="P5">כמה כסף יש לי:</text:p>
      <text:p text:style-name="P7">טיפ:</text:p>
      <text:p text:style-name="P7"/>
      <text:p text:style-name="P6">פלט:</text:p>
      <text:p text:style-name="P6">אין מספיק כסף לקבוצה / אתה חייב לישראל [סכום כסף] / ישראל חייב לך [סכום כסף] (האם להזכיר לך בהמשך?) / יצא בול! </text:p>
      <text:p text:style-name="P6"/>
      <text:p text:style-name="P7">הצטרפות:</text:p>
      <text:p text:style-name="P7">סריקת ברקוד דרך טלפון / סריקת ברקוד דרך אפליקציה / קישור סמס / קבוצה מראש</text:p>
      <text:p text:style-name="P7"/>
      <text:p text:style-name="P7"/>
      <text:p text:style-name="P4">מנהל</text:p>
      <text:p text:style-name="P8">מנהל הקבוצה מגדיר טיפ באחוזים והטיפ מוצג לכולם</text:p>
      <text:p text:style-name="P9">יכול להסיר ולהוסיף משתתפים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1">מסכים<text:span text:style-name="T2">:</text:span></text:p>
      <text:p text:style-name="P11"><text:span text:style-name="T2"/></text:p>
      <text:p text:style-name="P11"><text:span text:style-name="T2">בית:</text:span></text:p>
      <text:p text:style-name="P11"><text:span text:style-name="T2">- פתיחת אירוע</text:span></text:p>
      <text:p text:style-name="P11"><text:span text:style-name="T2">- הצטרף לאירוע</text:span></text:p>
      <text:p text:style-name="P11"><text:span text:style-name="T2">- אירועים קודמים</text:span></text:p>
      <text:p text:style-name="P11"><text:span text:style-name="T2">- </text:span><text:span text:style-name="T3">הגדרות</text:span></text:p>
      <text:p text:style-name="P11"><text:span text:style-name="T2"/></text:p>
      <text:p text:style-name="P11"><text:span text:style-name="T2">פתיחת אירוע:</text:span></text:p>
      <text:p text:style-name="P11"><text:span text:style-name="T2">- לינק לשיתוף</text:span></text:p>
      <text:p text:style-name="P11"><text:span text:style-name="T2">- קוד לשיתוף</text:span></text:p>
      <text:p text:style-name="P11"><text:span text:style-name="T2">- ברקוד לסריקה</text:span></text:p>
      <text:p text:style-name="P11"><text:span text:style-name="T2">- צפייה במשתתפים</text:span></text:p>
      <text:p text:style-name="P11"><text:span text:style-name="T2">- הגדרות אירוע (טיפ, שם, הסתר/הצג תשלומים של אחרים)</text:span></text:p>
      <text:p text:style-name="P11"><text:span text:style-name="T2"/></text:p>
      <text:p text:style-name="P11"><text:span text:style-name="T2"/></text:p>
      <text:p text:style-name="P11"><text:span text:style-name="T2">הצטרפות לאירוע:</text:span></text:p>
      <text:p text:style-name="P11"><text:span text:style-name="T2">- סריקת ברקוד</text:span></text:p>
      <text:p text:style-name="P11"><text:span text:style-name="T2">- לפי קוד </text:span></text:p>
      <text:p text:style-name="P11"><text:span text:style-name="T2">- צפייה במשתתפים</text:span></text:p>
      <text:p text:style-name="P11"><text:span text:style-name="T2"/></text:p>
      <text:p text:style-name="P12"><text:span text:style-name="T2">צפייה במשתתפים:</text:span></text:p>
      <text:p text:style-name="P12"><text:span text:style-name="T2">שם משתתף</text:span></text:p>
      <text:p text:style-name="P12"><text:span text:style-name="T2">סך פרטי תשלום של הקבוצה ביחד</text:span></text:p>
      <text:p text:style-name="P12"><text:span text:style-name="T2">למי חסר כסף/האם חסר כסף (לפי הגדרה של הצגת תשלומים)</text:span></text:p>
      <text:p text:style-name="P11"><text:span text:style-name="T2"/></text:p>
      <text:p text:style-name="P11"><text:span text:style-name="T2"/></text:p>
      <text:p text:style-name="P11"><text:span text:style-name="T2">מילוי פרטים ואישור:</text:span></text:p>
      <text:p text:style-name="P12"><text:span text:style-name="T2">חסר ל[שם] [סכום] ואתה יכול להשלים. רוצה?</text:span></text:p>
      <text:p text:style-name="P11"><text:span text:style-name="T2"/></text:p>
      <text:p text:style-name="P11"><text:span text:style-name="T2"/></text:p>
      <text:p text:style-name="P11"><text:span text:style-name="T2">תוצאות:</text:span></text:p>
      <text:p text:style-name="P12"><text:span text:style-name="T2">מי חייב למי</text:span></text:p>
      <text:p text:style-name="P12"><text:span text:style-name="T2">עודף</text:span></text:p>
      <text:p text:style-name="P12"><text:span text:style-name="T2">חזור למילוי פרטים</text:span></text:p>
      <text:p text:style-name="P11"><text:span text:style-name="T2"/></text:p>
      <text:p text:style-name="P12"><text:span text:style-name="T2"/></text:p>
      <text:p text:style-name="P12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21:54:59.915000000</meta:creation-date>
    <dc:date>2023-09-18T17:48:40.271000000</dc:date>
    <meta:editing-duration>PT16H59M11S</meta:editing-duration>
    <meta:editing-cycles>11</meta:editing-cycles>
    <meta:generator>LibreOffice/7.6.0.3$Windows_X86_64 LibreOffice_project/69edd8b8ebc41d00b4de3915dc82f8f0fc3b6265</meta:generator>
    <meta:document-statistic meta:table-count="0" meta:image-count="0" meta:object-count="0" meta:page-count="2" meta:paragraph-count="46" meta:word-count="194" meta:character-count="968" meta:non-whitespace-character-count="816"/>
  </office:meta>
</office:document-meta>
</file>